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10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9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9856" calcext:value-type="float">
            <text:p>16.1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8491034483" calcext:value-type="float">
            <text:p>15.85884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61" calcext:value-type="float">
            <text:p>15.7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02853793104" calcext:value-type="float">
            <text:p>15.71028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0824" calcext:value-type="float">
            <text:p>15.5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8724" calcext:value-type="float">
            <text:p>15.69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3344" calcext:value-type="float">
            <text:p>16.31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52609032258" calcext:value-type="float">
            <text:p>16.7252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98016" calcext:value-type="float">
            <text:p>16.64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33236129032" calcext:value-type="float">
            <text:p>16.563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60328275862" calcext:value-type="float">
            <text:p>16.39603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7132903226" calcext:value-type="float">
            <text:p>16.2767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35891612903" calcext:value-type="float">
            <text:p>16.893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5184" calcext:value-type="float">
            <text:p>16.89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84268" calcext:value-type="float">
            <text:p>16.978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85048" calcext:value-type="float">
            <text:p>17.3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9956129032" calcext:value-type="float">
            <text:p>17.748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1328" calcext:value-type="float">
            <text:p>17.92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6779354839" calcext:value-type="float">
            <text:p>18.230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85456" calcext:value-type="float">
            <text:p>18.53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59196129032" calcext:value-type="float">
            <text:p>19.0459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962" calcext:value-type="float">
            <text:p>19.12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01089032258" calcext:value-type="float">
            <text:p>19.700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37445517241" calcext:value-type="float">
            <text:p>19.63374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43019354839" calcext:value-type="float">
            <text:p>19.79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43412" calcext:value-type="float">
            <text:p>20.154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74361290323" calcext:value-type="float">
            <text:p>20.167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33298064516" calcext:value-type="float">
            <text:p>20.103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679" calcext:value-type="float">
            <text:p>20.03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23641290323" calcext:value-type="float">
            <text:p>19.9723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38032" calcext:value-type="float">
            <text:p>19.91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38970322581" calcext:value-type="float">
            <text:p>19.823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53051428571" calcext:value-type="float">
            <text:p>19.6953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51236129032" calcext:value-type="float">
            <text:p>19.5351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9634" calcext:value-type="float">
            <text:p>19.16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36144" calcext:value-type="float">
            <text:p>19.0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91150967742" calcext:value-type="float">
            <text:p>19.049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33808" calcext:value-type="float">
            <text:p>19.0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5447741936" calcext:value-type="float">
            <text:p>19.082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9842580645" calcext:value-type="float">
            <text:p>19.1329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25372" calcext:value-type="float">
            <text:p>19.18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1176774193" calcext:value-type="float">
            <text:p>19.63511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6584" calcext:value-type="float">
            <text:p>19.7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4171612903" calcext:value-type="float">
            <text:p>19.7084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68042857143" calcext:value-type="float">
            <text:p>19.6068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39494193548" calcext:value-type="float">
            <text:p>19.603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63372" calcext:value-type="float">
            <text:p>20.37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4170322581" calcext:value-type="float">
            <text:p>20.5554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9168" calcext:value-type="float">
            <text:p>21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30211612903" calcext:value-type="float">
            <text:p>21.493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26214193548" calcext:value-type="float">
            <text:p>21.932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00832" calcext:value-type="float">
            <text:p>21.90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3972" calcext:value-type="float">
            <text:p>21.87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02688" calcext:value-type="float">
            <text:p>21.81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7828" calcext:value-type="float">
            <text:p>21.73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48383448276" calcext:value-type="float">
            <text:p>21.68483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6010322581" calcext:value-type="float">
            <text:p>21.646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04002580645" calcext:value-type="float">
            <text:p>22.080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83728" calcext:value-type="float">
            <text:p>22.3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9739354839" calcext:value-type="float">
            <text:p>22.503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46384" calcext:value-type="float">
            <text:p>22.68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1656" calcext:value-type="float">
            <text:p>22.61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5509677419" calcext:value-type="float">
            <text:p>22.622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28096" calcext:value-type="float">
            <text:p>22.6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43729032258" calcext:value-type="float">
            <text:p>22.574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3" calcext:value-type="float">
            <text:p>22.4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10129032258" calcext:value-type="float">
            <text:p>22.361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5311428572" calcext:value-type="float">
            <text:p>22.26553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4227096774" calcext:value-type="float">
            <text:p>22.149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5862" calcext:value-type="float">
            <text:p>21.75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1509565217" calcext:value-type="float">
            <text:p>21.61615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1994" calcext:value-type="float">
            <text:p>21.541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3059826087" calcext:value-type="float">
            <text:p>21.533059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3762" calcext:value-type="float">
            <text:p>21.46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47168" calcext:value-type="float">
            <text:p>21.58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29592" calcext:value-type="float">
            <text:p>21.54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44832" calcext:value-type="float">
            <text:p>21.54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6816" calcext:value-type="float">
            <text:p>21.53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92" meta:object-count="0"/>
    <meta:user-defined meta:name="AppVersion">3.0</meta:user-defined>
  </office:meta>
</office:document-meta>
</file>